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a83a7" officeooo:paragraph-rsid="001a83a7"/>
    </style:style>
    <style:style style:name="P2" style:family="paragraph" style:parent-style-name="Standard" style:list-style-name="L1">
      <style:text-properties officeooo:rsid="001a83a7" officeooo:paragraph-rsid="001a8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Änderungsantrag zur Fachschaftenliste</text:h>
      <text:p text:style-name="P1"/>
      <text:p text:style-name="P1">Die FK möge beschließen:</text:p>
      <text:p text:style-name="P1"/>
      <text:p text:style-name="P1">„Der Antrag zur Änderung der Geschäftsordnung der Fachschaftenkonferenz (FKGO) wird wie folgt geändert:</text:p>
      <text:p text:style-name="P1"/>
      <text:list xml:id="list2237280372075005566" text:style-name="L1">
        <text:list-item>
          <text:p text:style-name="P2">Der Fachschaft Anglistik wird ein neuer Eintrag „Keltologie (Bachelor of Arts)“ hinzugefügt;</text:p>
        </text:list-item>
        <text:list-item>
          <text:p text:style-name="P2">Der Studiengang „Molekulare Biomedizin (Diplom)“ wird unter der Fachschaft Molekulare Biomedizin gestrichen;</text:p>
        </text:list-item>
        <text:list-item>
          <text:p text:style-name="P2">Der Studiengang „Molekulare Biotechnologie (Master of Science)“ wird unter der Fachschaft Molekulare Biomedizin gestrichen und der Fachschaft Biologie hinzugefügt;</text:p>
        </text:list-item>
        <text:list-item>
          <text:p text:style-name="P2">Der Studiengang „Interreligiöse Studien - Philosophie der Religionen (Master of Arts)“ wird unter der Fachschaft Orient Asia gestrichen und der Fachschaft Philosophie hinzugefügt.</text:p>
        </text:list-item>
      </text:list>
      <text:p text:style-name="P1">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05-12T22:04:34.395438767</meta:creation-date>
    <dc:date>2014-05-12T22:09:57.438516888</dc:date>
    <dc:creator>Sven Zemanek</dc:creator>
    <meta:editing-duration>PT1M9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8" meta:word-count="91" meta:character-count="711" meta:non-whitespace-character-count="632"/>
  </office:meta>
</office:document-meta>
</file>